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UNIDADES PRODUCIDAS</text:p>
          </table:table-cell>
        </table:table-row>
        <table:table-row table:style-name="ro1"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4" calcext:value-type="date">
            <text:p>04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04" calcext:value-type="date">
            <text:p>04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04" calcext:value-type="date">
            <text:p>04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12-05-04" calcext:value-type="date">
            <text:p>04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2-05-04" calcext:value-type="date">
            <text:p>04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04" calcext:value-type="date">
            <text:p>04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04" calcext:value-type="date">
            <text:p>04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04" calcext:value-type="date">
            <text:p>04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4" calcext:value-type="date">
            <text:p>04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2-05-04" calcext:value-type="date">
            <text:p>04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04" calcext:value-type="date">
            <text:p>04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12-05-04" calcext:value-type="date">
            <text:p>04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05" calcext:value-type="date">
            <text:p>05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05" calcext:value-type="date">
            <text:p>05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05" calcext:value-type="date">
            <text:p>05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5" calcext:value-type="date">
            <text:p>05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05" calcext:value-type="date">
            <text:p>05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05" calcext:value-type="date">
            <text:p>05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05" calcext:value-type="date">
            <text:p>05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2-05-05" calcext:value-type="date">
            <text:p>05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05" calcext:value-type="date">
            <text:p>05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05" calcext:value-type="date">
            <text:p>05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5" calcext:value-type="date">
            <text:p>05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05" calcext:value-type="date">
            <text:p>05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06" calcext:value-type="date">
            <text:p>06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06" calcext:value-type="date">
            <text:p>06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06" calcext:value-type="date">
            <text:p>06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06" calcext:value-type="date">
            <text:p>06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06" calcext:value-type="date">
            <text:p>06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12-05-06" calcext:value-type="date">
            <text:p>06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12-05-06" calcext:value-type="date">
            <text:p>06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06" calcext:value-type="date">
            <text:p>06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06" calcext:value-type="date">
            <text:p>06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2-05-06" calcext:value-type="date">
            <text:p>06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06" calcext:value-type="date">
            <text:p>06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06" calcext:value-type="date">
            <text:p>06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07" calcext:value-type="date">
            <text:p>07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07" calcext:value-type="date">
            <text:p>07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07" calcext:value-type="date">
            <text:p>07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07" calcext:value-type="date">
            <text:p>07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07" calcext:value-type="date">
            <text:p>07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12-05-07" calcext:value-type="date">
            <text:p>07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12-05-07" calcext:value-type="date">
            <text:p>07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07" calcext:value-type="date">
            <text:p>07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7" calcext:value-type="date">
            <text:p>07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07" calcext:value-type="date">
            <text:p>07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12-05-07" calcext:value-type="date">
            <text:p>07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07" calcext:value-type="date">
            <text:p>07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12-05-08" calcext:value-type="date">
            <text:p>08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08" calcext:value-type="date">
            <text:p>08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2-05-08" calcext:value-type="date">
            <text:p>08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08" calcext:value-type="date">
            <text:p>08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08" calcext:value-type="date">
            <text:p>08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8" calcext:value-type="date">
            <text:p>08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08" calcext:value-type="date">
            <text:p>08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date" office:date-value="2012-05-08" calcext:value-type="date">
            <text:p>08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08" calcext:value-type="date">
            <text:p>08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12-05-08" calcext:value-type="date">
            <text:p>08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08" calcext:value-type="date">
            <text:p>08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8" calcext:value-type="date">
            <text:p>08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09" calcext:value-type="date">
            <text:p>09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9" calcext:value-type="date">
            <text:p>09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12-05-09" calcext:value-type="date">
            <text:p>09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09" calcext:value-type="date">
            <text:p>09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09" calcext:value-type="date">
            <text:p>09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9" calcext:value-type="date">
            <text:p>09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09" calcext:value-type="date">
            <text:p>09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09" calcext:value-type="date">
            <text:p>09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9" calcext:value-type="date">
            <text:p>09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09" calcext:value-type="date">
            <text:p>09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09" calcext:value-type="date">
            <text:p>09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09" calcext:value-type="date">
            <text:p>09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0" calcext:value-type="date">
            <text:p>10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0" calcext:value-type="date">
            <text:p>10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0" calcext:value-type="date">
            <text:p>10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10" calcext:value-type="date">
            <text:p>10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10" calcext:value-type="date">
            <text:p>10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10" calcext:value-type="date">
            <text:p>10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0" calcext:value-type="date">
            <text:p>10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2-05-10" calcext:value-type="date">
            <text:p>10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12-05-10" calcext:value-type="date">
            <text:p>10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2-05-10" calcext:value-type="date">
            <text:p>10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12-05-10" calcext:value-type="date">
            <text:p>10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0" calcext:value-type="date">
            <text:p>10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11" calcext:value-type="date">
            <text:p>11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1" calcext:value-type="date">
            <text:p>11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2-05-11" calcext:value-type="date">
            <text:p>11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1" calcext:value-type="date">
            <text:p>11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1" calcext:value-type="date">
            <text:p>11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1" calcext:value-type="date">
            <text:p>11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11" calcext:value-type="date">
            <text:p>11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1" calcext:value-type="date">
            <text:p>11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1" calcext:value-type="date">
            <text:p>11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11" calcext:value-type="date">
            <text:p>11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2-05-11" calcext:value-type="date">
            <text:p>11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1" calcext:value-type="date">
            <text:p>11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2" calcext:value-type="date">
            <text:p>12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12" calcext:value-type="date">
            <text:p>12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12" calcext:value-type="date">
            <text:p>12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12" calcext:value-type="date">
            <text:p>12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12" calcext:value-type="date">
            <text:p>12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12" calcext:value-type="date">
            <text:p>12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2" calcext:value-type="date">
            <text:p>12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2" calcext:value-type="date">
            <text:p>12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2" calcext:value-type="date">
            <text:p>12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12" calcext:value-type="date">
            <text:p>12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12" calcext:value-type="date">
            <text:p>12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12" calcext:value-type="date">
            <text:p>12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13" calcext:value-type="date">
            <text:p>13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13" calcext:value-type="date">
            <text:p>13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13" calcext:value-type="date">
            <text:p>13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13" calcext:value-type="date">
            <text:p>13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2-05-13" calcext:value-type="date">
            <text:p>13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3" calcext:value-type="date">
            <text:p>13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3" calcext:value-type="date">
            <text:p>13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3" calcext:value-type="date">
            <text:p>13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13" calcext:value-type="date">
            <text:p>13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13" calcext:value-type="date">
            <text:p>13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13" calcext:value-type="date">
            <text:p>13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13" calcext:value-type="date">
            <text:p>13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2-05-14" calcext:value-type="date">
            <text:p>14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14" calcext:value-type="date">
            <text:p>14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4" calcext:value-type="date">
            <text:p>14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12-05-14" calcext:value-type="date">
            <text:p>14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4" calcext:value-type="date">
            <text:p>14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4" calcext:value-type="date">
            <text:p>14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14" calcext:value-type="date">
            <text:p>14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4" calcext:value-type="date">
            <text:p>14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14" calcext:value-type="date">
            <text:p>14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4" calcext:value-type="date">
            <text:p>14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12-05-14" calcext:value-type="date">
            <text:p>14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4" calcext:value-type="date">
            <text:p>14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15" calcext:value-type="date">
            <text:p>15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15" calcext:value-type="date">
            <text:p>15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5" calcext:value-type="date">
            <text:p>15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5" calcext:value-type="date">
            <text:p>15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5" calcext:value-type="date">
            <text:p>15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5" calcext:value-type="date">
            <text:p>15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5" calcext:value-type="date">
            <text:p>15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5" calcext:value-type="date">
            <text:p>15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15" calcext:value-type="date">
            <text:p>15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15" calcext:value-type="date">
            <text:p>15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5" calcext:value-type="date">
            <text:p>15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5" calcext:value-type="date">
            <text:p>15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6" calcext:value-type="date">
            <text:p>16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16" calcext:value-type="date">
            <text:p>16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6" calcext:value-type="date">
            <text:p>16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6" calcext:value-type="date">
            <text:p>16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6" calcext:value-type="date">
            <text:p>16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6" calcext:value-type="date">
            <text:p>16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6" calcext:value-type="date">
            <text:p>16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16" calcext:value-type="date">
            <text:p>16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16" calcext:value-type="date">
            <text:p>16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6" calcext:value-type="date">
            <text:p>16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16" calcext:value-type="date">
            <text:p>16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2-05-16" calcext:value-type="date">
            <text:p>16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7" calcext:value-type="date">
            <text:p>17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7" calcext:value-type="date">
            <text:p>17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7" calcext:value-type="date">
            <text:p>17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7" calcext:value-type="date">
            <text:p>17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7" calcext:value-type="date">
            <text:p>17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7" calcext:value-type="date">
            <text:p>17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7" calcext:value-type="date">
            <text:p>17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17" calcext:value-type="date">
            <text:p>17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17" calcext:value-type="date">
            <text:p>17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17" calcext:value-type="date">
            <text:p>17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18" calcext:value-type="date">
            <text:p>18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8" calcext:value-type="date">
            <text:p>18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18" calcext:value-type="date">
            <text:p>18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8" calcext:value-type="date">
            <text:p>18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18" calcext:value-type="date">
            <text:p>18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8" calcext:value-type="date">
            <text:p>18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8" calcext:value-type="date">
            <text:p>18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8" calcext:value-type="date">
            <text:p>18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18" calcext:value-type="date">
            <text:p>18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2-05-18" calcext:value-type="date">
            <text:p>18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18" calcext:value-type="date">
            <text:p>18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18" calcext:value-type="date">
            <text:p>18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19" calcext:value-type="date">
            <text:p>19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9" calcext:value-type="date">
            <text:p>19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9" calcext:value-type="date">
            <text:p>19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19" calcext:value-type="date">
            <text:p>19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19" calcext:value-type="date">
            <text:p>19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19" calcext:value-type="date">
            <text:p>19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19" calcext:value-type="date">
            <text:p>19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19" calcext:value-type="date">
            <text:p>19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19" calcext:value-type="date">
            <text:p>19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19" calcext:value-type="date">
            <text:p>19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12-05-19" calcext:value-type="date">
            <text:p>19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12-05-19" calcext:value-type="date">
            <text:p>19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20" calcext:value-type="date">
            <text:p>20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20" calcext:value-type="date">
            <text:p>20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0" calcext:value-type="date">
            <text:p>20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20" calcext:value-type="date">
            <text:p>20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20" calcext:value-type="date">
            <text:p>20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0" calcext:value-type="date">
            <text:p>20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0" calcext:value-type="date">
            <text:p>20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0" calcext:value-type="date">
            <text:p>20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0" calcext:value-type="date">
            <text:p>20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0" calcext:value-type="date">
            <text:p>20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0" calcext:value-type="date">
            <text:p>20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0" calcext:value-type="date">
            <text:p>20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1" calcext:value-type="date">
            <text:p>21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2-05-21" calcext:value-type="date">
            <text:p>21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21" calcext:value-type="date">
            <text:p>21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1" calcext:value-type="date">
            <text:p>21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21" calcext:value-type="date">
            <text:p>21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21" calcext:value-type="date">
            <text:p>21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21" calcext:value-type="date">
            <text:p>21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1" calcext:value-type="date">
            <text:p>21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21" calcext:value-type="date">
            <text:p>21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21" calcext:value-type="date">
            <text:p>21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21" calcext:value-type="date">
            <text:p>21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21" calcext:value-type="date">
            <text:p>21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2" calcext:value-type="date">
            <text:p>22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2" calcext:value-type="date">
            <text:p>22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2" calcext:value-type="date">
            <text:p>22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2" calcext:value-type="date">
            <text:p>22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22" calcext:value-type="date">
            <text:p>22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2" calcext:value-type="date">
            <text:p>22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2" calcext:value-type="date">
            <text:p>22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22" calcext:value-type="date">
            <text:p>22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2" calcext:value-type="date">
            <text:p>22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2" calcext:value-type="date">
            <text:p>22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2" calcext:value-type="date">
            <text:p>22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22" calcext:value-type="date">
            <text:p>22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3" calcext:value-type="date">
            <text:p>23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3" calcext:value-type="date">
            <text:p>23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23" calcext:value-type="date">
            <text:p>23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23" calcext:value-type="date">
            <text:p>23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3" calcext:value-type="date">
            <text:p>23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23" calcext:value-type="date">
            <text:p>23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23" calcext:value-type="date">
            <text:p>23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23" calcext:value-type="date">
            <text:p>23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3" calcext:value-type="date">
            <text:p>23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3" calcext:value-type="date">
            <text:p>23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3" calcext:value-type="date">
            <text:p>23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3" calcext:value-type="date">
            <text:p>23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4" calcext:value-type="date">
            <text:p>24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4" calcext:value-type="date">
            <text:p>24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24" calcext:value-type="date">
            <text:p>24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4" calcext:value-type="date">
            <text:p>24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4" calcext:value-type="date">
            <text:p>24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24" calcext:value-type="date">
            <text:p>24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24" calcext:value-type="date">
            <text:p>24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24" calcext:value-type="date">
            <text:p>24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2-05-24" calcext:value-type="date">
            <text:p>24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4" calcext:value-type="date">
            <text:p>24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24" calcext:value-type="date">
            <text:p>24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24" calcext:value-type="date">
            <text:p>24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5" calcext:value-type="date">
            <text:p>25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25" calcext:value-type="date">
            <text:p>25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5" calcext:value-type="date">
            <text:p>25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25" calcext:value-type="date">
            <text:p>25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25" calcext:value-type="date">
            <text:p>25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12-05-25" calcext:value-type="date">
            <text:p>25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25" calcext:value-type="date">
            <text:p>25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5" calcext:value-type="date">
            <text:p>25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12-05-25" calcext:value-type="date">
            <text:p>25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5" calcext:value-type="date">
            <text:p>25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5" calcext:value-type="date">
            <text:p>25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25" calcext:value-type="date">
            <text:p>25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26" calcext:value-type="date">
            <text:p>26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6" calcext:value-type="date">
            <text:p>26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6" calcext:value-type="date">
            <text:p>26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6" calcext:value-type="date">
            <text:p>26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6" calcext:value-type="date">
            <text:p>26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6" calcext:value-type="date">
            <text:p>26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6" calcext:value-type="date">
            <text:p>26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6" calcext:value-type="date">
            <text:p>26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6" calcext:value-type="date">
            <text:p>26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6" calcext:value-type="date">
            <text:p>26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6" calcext:value-type="date">
            <text:p>26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26" calcext:value-type="date">
            <text:p>26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27" calcext:value-type="date">
            <text:p>27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27" calcext:value-type="date">
            <text:p>27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27" calcext:value-type="date">
            <text:p>27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2-05-27" calcext:value-type="date">
            <text:p>27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27" calcext:value-type="date">
            <text:p>27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27" calcext:value-type="date">
            <text:p>27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12-05-27" calcext:value-type="date">
            <text:p>27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27" calcext:value-type="date">
            <text:p>27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27" calcext:value-type="date">
            <text:p>27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2-05-27" calcext:value-type="date">
            <text:p>27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27" calcext:value-type="date">
            <text:p>27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27" calcext:value-type="date">
            <text:p>27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2-05-28" calcext:value-type="date">
            <text:p>28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28" calcext:value-type="date">
            <text:p>28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28" calcext:value-type="date">
            <text:p>28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28" calcext:value-type="date">
            <text:p>28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12-05-28" calcext:value-type="date">
            <text:p>28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8" calcext:value-type="date">
            <text:p>28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28" calcext:value-type="date">
            <text:p>28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8" calcext:value-type="date">
            <text:p>28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28" calcext:value-type="date">
            <text:p>28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2-05-28" calcext:value-type="date">
            <text:p>28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2-05-28" calcext:value-type="date">
            <text:p>28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12-05-28" calcext:value-type="date">
            <text:p>28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5-29" calcext:value-type="date">
            <text:p>29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29" calcext:value-type="date">
            <text:p>29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29" calcext:value-type="date">
            <text:p>29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9" calcext:value-type="date">
            <text:p>29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9" calcext:value-type="date">
            <text:p>29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9" calcext:value-type="date">
            <text:p>29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9" calcext:value-type="date">
            <text:p>29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29" calcext:value-type="date">
            <text:p>29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29" calcext:value-type="date">
            <text:p>29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9" calcext:value-type="date">
            <text:p>29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29" calcext:value-type="date">
            <text:p>29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29" calcext:value-type="date">
            <text:p>29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5-30" calcext:value-type="date">
            <text:p>30/05/12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ino Unid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30" calcext:value-type="date">
            <text:p>30/05/1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30" calcext:value-type="date">
            <text:p>30/05/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Reino Un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30" calcext:value-type="date">
            <text:p>30/05/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Reino Unid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30" calcext:value-type="date">
            <text:p>30/05/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Españ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30" calcext:value-type="date">
            <text:p>30/05/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30" calcext:value-type="date">
            <text:p>30/05/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2-05-30" calcext:value-type="date">
            <text:p>30/05/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Españ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30" calcext:value-type="date">
            <text:p>30/05/12</text:p>
          </table:table-cell>
          <table:table-cell office:value-type="string" calcext:value-type="string">
            <text:p>Burdeos</text:p>
          </table:table-cell>
          <table:table-cell office:value-type="string" calcext:value-type="string">
            <text:p>Franci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2-05-30" calcext:value-type="date">
            <text:p>30/05/12</text:p>
          </table:table-cell>
          <table:table-cell office:value-type="string" calcext:value-type="string">
            <text:p>Marsella</text:p>
          </table:table-cell>
          <table:table-cell office:value-type="string" calcext:value-type="string">
            <text:p>Franci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2-05-30" calcext:value-type="date">
            <text:p>30/05/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i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2-05-30" calcext:value-type="date">
            <text:p>30/05/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ia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month number:style="long"/>
      <number:text>/</number:text>
      <number:day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19:00:39.302407626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9:08:08.237101720</meta:creation-date>
    <dc:date>2023-09-25T19:06:53.967939312</dc:date>
    <meta:editing-duration>PT18M32S</meta:editing-duration>
    <meta:editing-cycles>2</meta:editing-cycles>
    <meta:generator>LibreOffice/7.5.6.2$MacOSX_X86_64 LibreOffice_project/f654817fb68d6d4600d7d2f6b647e47729f55f15</meta:generator>
    <meta:document-statistic meta:table-count="1" meta:cell-count="1340" meta:object-count="0"/>
  </office:meta>
</office:document-meta>
</file>